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5.65pt" fo:text-indent="-5.40pt">
        <style:tab-stops>
          <style:tab-stop style:position="104.05pt"/>
          <style:tab-stop style:position="32890.85pt"/>
          <style:tab-stop style:position="52423.15pt" style:type="center"/>
          <style:tab-stop style:position="-5.65pt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left="5.65pt" fo:text-indent="-5.40pt">
        <style:tab-stops>
          <style:tab-stop style:position="104.05pt"/>
          <style:tab-stop style:position="32890.85pt"/>
          <style:tab-stop style:position="52423.15pt" style:type="center"/>
          <style:tab-stop style:position="-5.65pt"/>
        </style:tab-stops>
      </style:paragraph-properties>
    </style:style>
    <style:style style:name="P4" style:family="paragraph">
      <style:paragraph-properties fo:line-height="100.00%" fo:text-align="left" fo:margin-left="5.65pt" fo:text-indent="-5.40pt">
        <style:tab-stops>
          <style:tab-stop style:position="104.05pt"/>
          <style:tab-stop style:position="32890.85pt"/>
          <style:tab-stop style:position="-5.65pt"/>
          <style:tab-stop style:position="-5.65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5.65pt" fo:text-indent="-5.40pt">
        <style:tab-stops>
          <style:tab-stop style:position="104.05pt"/>
          <style:tab-stop style:position="32890.85pt"/>
          <style:tab-stop style:position="-5.65pt"/>
          <style:tab-stop style:position="-5.65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5.65pt" fo:text-indent="-5.40pt">
        <style:tab-stops>
          <style:tab-stop style:position="104.05pt"/>
          <style:tab-stop style:position="32890.85pt"/>
          <style:tab-stop style:position="-5.65pt"/>
          <style:tab-stop style:position="-5.65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5.65pt" fo:text-indent="-5.40pt">
        <style:tab-stops>
          <style:tab-stop style:position="104.05pt"/>
          <style:tab-stop style:position="32890.85pt"/>
          <style:tab-stop style:position="-5.65pt"/>
          <style:tab-stop style:position="-5.65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5.65pt" fo:text-indent="-5.40pt">
        <style:tab-stops>
          <style:tab-stop style:position="104.05pt"/>
          <style:tab-stop style:position="32890.85pt"/>
          <style:tab-stop style:position="-5.65pt"/>
          <style:tab-stop style:position="-5.65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5.65pt" fo:text-indent="-5.40pt">
        <style:tab-stops>
          <style:tab-stop style:position="104.05pt"/>
          <style:tab-stop style:position="32890.85pt"/>
          <style:tab-stop style:position="-5.65pt"/>
          <style:tab-stop style:position="-5.65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5.65pt" fo:text-indent="-5.40pt">
        <style:tab-stops>
          <style:tab-stop style:position="104.05pt"/>
          <style:tab-stop style:position="32890.85pt"/>
          <style:tab-stop style:position="-5.65pt"/>
          <style:tab-stop style:position="-5.6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5.65pt" fo:text-indent="-5.40pt">
        <style:tab-stops>
          <style:tab-stop style:position="104.05pt"/>
          <style:tab-stop style:position="32890.85pt"/>
          <style:tab-stop style:position="-5.65pt"/>
          <style:tab-stop style:position="-5.65pt"/>
        </style:tab-stops>
      </style:paragraph-properties>
    </style:style>
    <style:style style:name="P19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1.523611in"/>
    </style:style>
    <style:style style:name="TableColumn0101" style:family="table-column">
      <style:table-column-properties style:column-width="1.561806in"/>
    </style:style>
    <style:style style:name="TableColumn0102" style:family="table-column">
      <style:table-column-properties style:column-width="1.507639in"/>
    </style:style>
    <style:style style:name="TableColumn0103" style:family="table-column">
      <style:table-column-properties style:column-width="1.305556in"/>
    </style:style>
    <style:style style:name="Table01" style:family="table">
      <style:table-properties style:width="5.8986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#bfbfbf"/>
    </style:style>
    <style:style style:name="TableCell010001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#bfbfbf"/>
    </style:style>
    <style:style style:name="TableCell010002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#bfbfbf"/>
    </style:style>
    <style:style style:name="TableCell010003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#bfbfb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10101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10102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10103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10201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10202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10203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10301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10302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10303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10401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10402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10403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10501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10502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10503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Row0106" style:family="table-row">
      <style:table-row-properties/>
    </style:style>
    <style:style style:name="TableCell010600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10601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10602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10603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Row0107" style:family="table-row">
      <style:table-row-properties/>
    </style:style>
    <style:style style:name="TableCell010700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10701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10702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10703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2"><text:span text:style-name="T2">ERP</text:span></text:p>
          </table:table-cell>
          <table:table-cell table:style-name="TableCell010001">
            <text:p text:style-name="P2"><text:span text:style-name="T2">SGBDD</text:span></text:p>
          </table:table-cell>
          <table:table-cell table:style-name="TableCell010002">
            <text:p text:style-name="P2"><text:span text:style-name="T2">Lenguaje</text:span></text:p>
          </table:table-cell>
          <table:table-cell table:style-name="TableCell010003">
            <text:p text:style-name="P2"><text:span text:style-name="T2">Propietario/Libre</text:span></text:p>
          </table:table-cell>
        </table:table-row>
        <table:table-row table:style-name="TableRow0101">
          <table:table-cell table:style-name="TableCell010100">
            <text:p text:style-name="P5"><text:span text:style-name="T4">Oracle</text:span></text:p>
          </table:table-cell>
          <table:table-cell table:style-name="TableCell010101">
            <text:p text:style-name="P5"><text:span text:style-name="T4">Oracle</text:span></text:p>
          </table:table-cell>
          <table:table-cell table:style-name="TableCell010102">
            <text:p text:style-name="P5"><text:span text:style-name="T4">JavaScript</text:span></text:p>
          </table:table-cell>
          <table:table-cell table:style-name="TableCell010103">
            <text:p text:style-name="P5"><text:span text:style-name="T4">Propietario</text:span></text:p>
          </table:table-cell>
        </table:table-row>
        <table:table-row table:style-name="TableRow0102">
          <table:table-cell table:style-name="TableCell010200">
            <text:p text:style-name="P7"><text:span text:style-name="T6">SAP</text:span></text:p>
          </table:table-cell>
          <table:table-cell table:style-name="TableCell010201">
            <text:p text:style-name="P7"><text:span text:style-name="T6">HANA</text:span></text:p>
          </table:table-cell>
          <table:table-cell table:style-name="TableCell010202">
            <text:p text:style-name="P7"><text:span text:style-name="T6">ABAP</text:span></text:p>
          </table:table-cell>
          <table:table-cell table:style-name="TableCell010203">
            <text:p text:style-name="P7"><text:span text:style-name="T6">Propietario</text:span></text:p>
          </table:table-cell>
        </table:table-row>
        <table:table-row table:style-name="TableRow0103">
          <table:table-cell table:style-name="TableCell010300">
            <text:p text:style-name="P9"><text:span text:style-name="T8">INFOR</text:span></text:p>
          </table:table-cell>
          <table:table-cell table:style-name="TableCell010301">
            <text:p text:style-name="P9"><text:span text:style-name="T8"/></text:p>
          </table:table-cell>
          <table:table-cell table:style-name="TableCell010302">
            <text:p text:style-name="P9"><text:span text:style-name="T8"/></text:p>
          </table:table-cell>
          <table:table-cell table:style-name="TableCell010303">
            <text:p text:style-name="P9"><text:span text:style-name="T8">Propietario</text:span></text:p>
          </table:table-cell>
        </table:table-row>
        <table:table-row table:style-name="TableRow0104">
          <table:table-cell table:style-name="TableCell010400">
            <text:p text:style-name="P11"><text:span text:style-name="T10">SAGE</text:span></text:p>
          </table:table-cell>
          <table:table-cell table:style-name="TableCell010401">
            <text:p text:style-name="P11"><text:span text:style-name="T10">Oracle</text:span></text:p>
          </table:table-cell>
          <table:table-cell table:style-name="TableCell010402">
            <text:p text:style-name="P11"><text:span text:style-name="T10">Python</text:span></text:p>
          </table:table-cell>
          <table:table-cell table:style-name="TableCell010403">
            <text:p text:style-name="P11"><text:span text:style-name="T10">Propietario</text:span></text:p>
          </table:table-cell>
        </table:table-row>
        <table:table-row table:style-name="TableRow0105">
          <table:table-cell table:style-name="TableCell010500">
            <text:p text:style-name="P13"><text:span text:style-name="T12">Microsoft dynamics</text:span></text:p>
          </table:table-cell>
          <table:table-cell table:style-name="TableCell010501">
            <text:p text:style-name="P13"><text:span text:style-name="T12">Microsoft SQL Server</text:span></text:p>
          </table:table-cell>
          <table:table-cell table:style-name="TableCell010502">
            <text:p text:style-name="P13"><text:span text:style-name="T12">HTML .NET y Java</text:span></text:p>
          </table:table-cell>
          <table:table-cell table:style-name="TableCell010503">
            <text:p text:style-name="P13"><text:span text:style-name="T12">Propietario</text:span></text:p>
          </table:table-cell>
        </table:table-row>
        <table:table-row table:style-name="TableRow0106">
          <table:table-cell table:style-name="TableCell010600">
            <text:p text:style-name="P15"><text:span text:style-name="T14">ODOO</text:span></text:p>
          </table:table-cell>
          <table:table-cell table:style-name="TableCell010601">
            <text:p text:style-name="P15"><text:span text:style-name="T14">PostgreSQL</text:span></text:p>
          </table:table-cell>
          <table:table-cell table:style-name="TableCell010602">
            <text:p text:style-name="P15"><text:span text:style-name="T14">Python</text:span></text:p>
          </table:table-cell>
          <table:table-cell table:style-name="TableCell010603">
            <text:p text:style-name="P15"><text:span text:style-name="T14">Libre</text:span></text:p>
          </table:table-cell>
        </table:table-row>
        <table:table-row table:style-name="TableRow0107">
          <table:table-cell table:style-name="TableCell010700">
            <text:p text:style-name="P17"><text:span text:style-name="T16">OpenBravo</text:span></text:p>
          </table:table-cell>
          <table:table-cell table:style-name="TableCell010701">
            <text:p text:style-name="P17"><text:span text:style-name="T16">PostgreSQL/Oracle</text:span></text:p>
          </table:table-cell>
          <table:table-cell table:style-name="TableCell010702">
            <text:p text:style-name="P17"><text:span text:style-name="T16">Java</text:span></text:p>
          </table:table-cell>
          <table:table-cell table:style-name="TableCell010703">
            <text:p text:style-name="P17"><text:span text:style-name="T16">Libre</text:span></text:p>
          </table:table-cell>
        </table:table-row>
      </table:table>
      <text:p text:style-name="P19"><text:span text:style-name="T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